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E0000008BF84EB2BE7A1104E8.png" manifest:media-type="image/png"/>
  <manifest:file-entry manifest:full-path="Pictures/100000000000051E00000077F39226BA1D3C0A82.png" manifest:media-type="image/png"/>
  <manifest:file-entry manifest:full-path="Pictures/100000000000051E0000006404A551D2B1634469.png" manifest:media-type="image/png"/>
  <manifest:file-entry manifest:full-path="Pictures/100000000000051E000000775EF5E575AD7B5AAF.png" manifest:media-type="image/png"/>
  <manifest:file-entry manifest:full-path="Pictures/100000000000051E000000775FE9433B9DE17E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l" svg:font-family="Sel"/>
    <style:font-face style:name="Times New Roman" svg:font-family="'Times New Roman'" style:font-family-generic="roman"/>
    <style:font-face style:name="Arial1" svg:font-family="Arial" style:font-family-generic="swiss"/>
    <style:font-face style:name="Consolas" svg:font-family="Consolas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2f31c" officeooo:paragraph-rsid="0002f31c"/>
    </style:style>
    <style:style style:name="P2" style:family="paragraph" style:parent-style-name="Standard">
      <style:paragraph-properties fo:line-height="200%" fo:text-align="center" style:justify-single-word="false"/>
      <style:text-properties officeooo:rsid="0002f31c" officeooo:paragraph-rsid="0002f31c"/>
    </style:style>
    <style:style style:name="P3" style:family="paragraph" style:parent-style-name="Standard">
      <style:paragraph-properties fo:line-height="200%" fo:text-align="start" style:justify-single-word="false"/>
      <style:text-properties officeooo:rsid="0002f31c" officeooo:paragraph-rsid="0002f31c"/>
    </style:style>
    <style:style style:name="P4" style:family="paragraph" style:parent-style-name="Standard">
      <style:paragraph-properties fo:line-height="200%" fo:text-align="start" style:justify-single-word="false"/>
      <style:text-properties officeooo:rsid="0004d792" officeooo:paragraph-rsid="0004d792"/>
    </style:style>
    <style:style style:name="T1" style:family="text">
      <style:text-properties officeooo:rsid="0003951b"/>
    </style:style>
    <style:style style:name="T2" style:family="text">
      <style:text-properties officeooo:rsid="0003987e"/>
    </style:style>
    <style:style style:name="T3" style:family="text">
      <style:text-properties officeooo:rsid="0003f3bf"/>
    </style:style>
    <style:style style:name="T4" style:family="text">
      <style:text-properties officeooo:rsid="000412f2"/>
    </style:style>
    <style:style style:name="T5" style:family="text">
      <style:text-properties style:font-name="Consolas"/>
    </style:style>
    <style:style style:name="T6" style:family="text">
      <style:text-properties style:font-name="Consolas" officeooo:rsid="000412f2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officeooo:rsid="00055b6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drigo Becerril Ferreyra</text:p>
      <text:p text:style-name="P1">Student ID 017584071</text:p>
      <text:p text:style-name="P1">CECS 440 Section 02</text:p>
      <text:p text:style-name="P1">13 October 2021</text:p>
      <text:p text:style-name="P2">Lab 3</text:p>
      <text:p text:style-name="P3"><text:tab/><text:span text:style-name="T1">Before I start showing screenshots and code, I want to talk about my experience with this lab. As far as HDLs go, I am proficient in Verilog, so I was taken by surprise when I saw that this <text:s/></text:span><text:span text:style-name="T2">lab was to be completed in VHDL. I did have some trouble translating concepts and code from one language to the other, but thanks to a few websites which </text:span><text:span text:style-name="T3">provide helpful tables and equivalent statements, I was able to complete the Lab. Also, I noticed that none of these circuits are sequential. I am grateful, and would love to be eased in to sequential circuits in VHDL.</text:span></text:p>
      <text:p text:style-name="P3"><text:tab/><text:span text:style-name="T4">All source code is given in the drop box.</text:span></text:p>
      <text:p text:style-name="P3"><text:tab/><text:span text:style-name="T3">Below is the </text:span><text:span text:style-name="T4">test for the four-bit AND gate (feel free to zoom in).</text:span></text:p>
      <text:p text:style-name="P3"><draw:frame draw:style-name="fr2" draw:name="Image1" text:anchor-type="as-char" svg:width="6.5in" svg:height="0.4957in" draw:z-index="0"><draw:image xlink:href="Pictures/100000000000051E0000006404A551D2B1634469.png" xlink:type="simple" xlink:show="embed" xlink:actuate="onLoad" draw:mime-type="image/png"/></draw:frame></text:p>
      <text:p text:style-name="P3"><text:tab/><text:span text:style-name="T4">As you can see, each individual bit in the result </text:span><text:span text:style-name="T6">q</text:span><text:span text:style-name="T4"> is set only if both corresponding bits in </text:span><text:span text:style-name="T6">a</text:span><text:span text:style-name="T4"> and </text:span><text:span text:style-name="T6">b</text:span><text:span text:style-name="T4"> are also set. This simulation does not show all the combinations, but the amount of data is sufficient to see that this design does in fact work.</text:span></text:p>
      <text:p text:style-name="P3"><text:tab/><text:span text:style-name="T4">Below is the test for the one-bit two-to-one mux.</text:span></text:p>
      <text:p text:style-name="P4"><draw:frame draw:style-name="fr1" draw:name="Image2" text:anchor-type="char" svg:width="6.5in" svg:height="0.5902in" draw:z-index="1"><draw:image xlink:href="Pictures/100000000000051E000000775EF5E575AD7B5AAF.png" xlink:type="simple" xlink:show="embed" xlink:actuate="onLoad" draw:mime-type="image/png"/></draw:frame><text:tab/>This data is harder to test, so I will explain three test cases. The first (above) has <text:span text:style-name="T5">in1</text:span> cleared, <text:span text:style-name="T5">in2</text:span> cleared, and <text:span text:style-name="T5">sel</text:span> cleared. The mux picks <text:span text:style-name="T5">in1</text:span><text:span text:style-name="T7">, which has a value of 0, so </text:span><text:span text:style-name="T5">mux_out</text:span><text:span text:style-name="T7"> has a value of 0.</text:span></text:p>
      <text:p text:style-name="P4"><draw:frame draw:style-name="fr1" draw:name="Image3" text:anchor-type="char" svg:width="6.5in" svg:height="0.5902in" draw:z-index="2"><draw:image xlink:href="Pictures/100000000000051E000000775FE9433B9DE17E0B.png" xlink:type="simple" xlink:show="embed" xlink:actuate="onLoad" draw:mime-type="image/png"/></draw:frame><text:soft-page-break/><text:span text:style-name="T7"><text:tab/>At this point in time, </text:span><text:span text:style-name="T5">in1</text:span><text:span text:style-name="T7"> has a value of 0, and </text:span><text:span text:style-name="T5">in2</text:span><text:span text:style-name="T7"> and </text:span><text:span text:style-name="T5">sel</text:span><text:span text:style-name="T7"> both have a value of 1. </text:span><text:span text:style-name="T5">sel</text:span><text:span text:style-name="T7"> means that the mux chooses </text:span><text:span text:style-name="T5">in2</text:span><text:span text:style-name="T7">, so </text:span><text:span text:style-name="T5">mux_out</text:span><text:span text:style-name="T7"> has a value of 1 as well.</text:span></text:p>
      <text:p text:style-name="P4"><draw:frame draw:style-name="fr1" draw:name="Image4" text:anchor-type="char" svg:width="6.5in" svg:height="0.5902in" draw:z-index="3"><draw:image xlink:href="Pictures/100000000000051E00000077F39226BA1D3C0A82.png" xlink:type="simple" xlink:show="embed" xlink:actuate="onLoad" draw:mime-type="image/png"/></draw:frame><text:span text:style-name="T7"><text:tab/>In this last example, </text:span><text:span text:style-name="T5">in1</text:span><text:span text:style-name="T7"> has a value of 1, and both </text:span><text:span text:style-name="T5">in2</text:span><text:span text:style-name="T7"> and </text:span><text:span text:style-name="T5">sel</text:span><text:span text:style-name="T7"> have a value of 0. The mux chooses </text:span><text:span text:style-name="T5">in1</text:span><text:span text:style-name="T7"> due to the value of </text:span><text:span text:style-name="T5">sel</text:span><text:span text:style-name="T7">, so </text:span><text:span text:style-name="T5">mux_out</text:span><text:span text:style-name="T7"> has a value of 1.</text:span></text:p>
      <text:p text:style-name="P4"><text:span text:style-name="T7"><text:tab/>Below is the simulation for the one-bit full adder.</text:span></text:p>
      <text:p text:style-name="P4"><draw:frame draw:style-name="fr1" draw:name="Image5" text:anchor-type="char" svg:width="6.5in" svg:height="0.6898in" draw:z-index="4"><draw:image xlink:href="Pictures/100000000000051E0000008BF84EB2BE7A1104E8.png" xlink:type="simple" xlink:show="embed" xlink:actuate="onLoad" draw:mime-type="image/png"/></draw:frame><text:span text:style-name="T7"><text:tab/></text:span><text:span text:style-name="T8">Note that all eight test cases are covered in this simulation. The results can be verified by hand that they are correct (they are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l" svg:font-family="Sel"/>
    <style:font-face style:name="Times New Roman" svg:font-family="'Times New Roman'" style:font-family-generic="roman"/>
    <style:font-face style:name="Arial1" svg:font-family="Arial" style:font-family-generic="swiss"/>
    <style:font-face style:name="Consolas" svg:font-family="Consolas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01:58:35.113000000</meta:creation-date>
    <dc:date>2021-10-13T03:03:06.056000000</dc:date>
    <meta:editing-duration>PT22M6S</meta:editing-duration>
    <meta:editing-cycles>3</meta:editing-cycles>
    <meta:generator>LibreOffice/7.0.4.2$Windows_X86_64 LibreOffice_project/dcf040e67528d9187c66b2379df5ea4407429775</meta:generator>
    <meta:document-statistic meta:table-count="0" meta:image-count="5" meta:object-count="0" meta:page-count="2" meta:paragraph-count="16" meta:word-count="349" meta:character-count="1759" meta:non-whitespace-character-count="1414"/>
  </office:meta>
</office:document-meta>
</file>